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/>Assignment 9:READ ME</text:p>
      <text:p text:style-name="Standard"><text:s/>Group 18</text:p>
      <text:p text:style-name="Standard"><text:s/>Sourav Sarkar</text:p>
      <text:p text:style-name="Standard"><text:s/>11CS30037</text:p>
      <text:p text:style-name="Standard"><text:s/>Shrihari A Bhat</text:p>
      <text:p text:style-name="Standard"><text:s/>11CS30008</text:p>
      <text:p text:style-name="Standard"/>
      <text:p text:style-name="Standard">souravmathlover@gmail.com</text:p>
      <text:p text:style-name="Standard"/>
      <text:p text:style-name="Standard"><text:s/>To Build:</text:p>
      <text:p text:style-name="Standard"><text:s/>"make"</text:p>
      <text:p text:style-name="Standard"><text:s/>To Run:</text:p>
      <text:p text:style-name="Standard"><text:s/>"./tac &lt;[inputfile]"</text:p>
      <text:p text:style-name="Standard"/>
      <text:p text:style-name="Standard"><text:s/>output will be generated in the file "output.txt" and symbol table in “SYMTAB.txt”</text:p>
      <text:p text:style-name="Standard"/>
      <text:p text:style-name="Standard"><text:s/>NOTES:</text:p>
      <text:p text:style-name="Standard"><text:s/><text:tab/>&gt;I have done explicit type checking in expression blocks for int-float clashes only [as mentioned in assignment]</text:p>
      <text:p text:style-name="Standard"><text:s/><text:tab/>Other non-trivial type clashes will give error [also float can hold an int by explicit typeconversion</text:p>
      <text:p text:style-name="Standard"><text:s/><text:tab/>but the reverse will give error]</text:p>
      <text:p text:style-name="Standard"><text:s/><text:tab/></text:p>
      <text:p text:style-name="Standard"><text:s/><text:tab/>I have made some changes in the given grammer [functionality is all the same]:</text:p>
      <text:p text:style-name="Standard"><text:s/><text:tab/>1&gt;</text:p>
      <text:p text:style-name="Standard"><text:s/><text:tab/>stmt :<text:tab/></text:p>
      <text:p text:style-name="Standard"><text:tab/>assignmentStmt SEMICOLON</text:p>
      <text:p text:style-name="Standard"><text:tab/>|readStmt SEMICOLON</text:p>
      <text:p text:style-name="Standard"><text:tab/>|printStmt SEMICOLON</text:p>
      <text:p text:style-name="Standard"/>
      <text:p text:style-name="Standard"><text:tab/>stmtList:</text:p>
      <text:p text:style-name="Standard"><text:tab/><text:tab/>stmtList M1 stmt</text:p>
      <text:p text:style-name="Standard"><text:tab/><text:tab/>|M2 stmt</text:p>
      <text:p text:style-name="Standard"><text:tab/>These are some semicolon issues. Kindly note the <text:s/>given input sets will have a slight syntax error in my parser due to semicolon at the end of the declararion</text:p>
      <text:p text:style-name="Standard"/>
      <text:p text:style-name="Standard"><text:tab/>GIVEN VERSION : </text:p>
      <text:p text:style-name="Standard"><text:tab/>def</text:p>
      <text:p text:style-name="Standard"><text:tab/><text:tab/>a:int;</text:p>
      <text:p text:style-name="Standard"><text:tab/><text:tab/>b:int;</text:p>
      <text:p text:style-name="Standard"><text:tab/><text:tab/>sum:float;</text:p>
      <text:p text:style-name="Standard"><text:tab/><text:tab/>xpos:float;</text:p>
      <text:p text:style-name="Standard"><text:tab/><text:tab/>ypos:float;</text:p>
      <text:p text:style-name="Standard"><text:tab/><text:tab/>temp: float <text:s text:c="4"/>[notice no semicolon so will give syntax error]</text:p>
      <text:p text:style-name="Standard"><text:tab/>end</text:p>
      <text:p text:style-name="Standard"><text:tab/>However,</text:p>
      <text:p text:style-name="Standard"><text:tab/>def</text:p>
      <text:p text:style-name="Standard"><text:tab/><text:tab/>a:int;</text:p>
      <text:p text:style-name="Standard"><text:tab/><text:tab/>b:int;</text:p>
      <text:p text:style-name="Standard"><text:tab/><text:tab/>sum:float;</text:p>
      <text:p text:style-name="Standard"><text:soft-page-break/><text:tab/><text:tab/>xpos:float;</text:p>
      <text:p text:style-name="Standard"><text:tab/><text:tab/>ypos:float;</text:p>
      <text:p text:style-name="Standard"><text:tab/><text:tab/>temp: float; <text:s text:c="4"/>[will work perfectly]</text:p>
      <text:p text:style-name="Standard"><text:tab/>end</text:p>
      <text:p text:style-name="Standard"><text:tab/>All these modified test cases are given in 3 test files , test1.txt[compiles properly],test2.txt[compiles properly],test3.txt[have error due boolean integer type clash..temp=1 but temp is a boolean!!]</text:p>
      <text:p text:style-name="Standard"><text:tab/>2&gt; I have introduced proper Markers for inheritted attributes</text:p>
      <text:p text:style-name="Standard"><text:tab/>3&gt; <text:tab/>bExp ---&gt; LEFT_PAREN M16 bExp RIGHT_PAREN was giving conflicts. So parenthesis in bExps have to in {}.This is not part of the grammer ,but I have introduced them to save some coding</text:p>
      <text:p text:style-name="Standard"><text:tab/>So The Modified Rule : </text:p>
      <text:p text:style-name="Standard"><text:tab/>bExp --&gt; LEFT_BRACES M16 bExp RIGHT_BRA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rav </meta:initial-creator>
    <meta:creation-date>2013-11-15T15:19:12</meta:creation-date>
    <dc:date>2013-11-15T15:49:29</dc:date>
    <dc:creator>Sourav </dc:creator>
    <meta:editing-duration>PT4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50" meta:word-count="245" meta:character-count="1621" meta:non-whitespace-character-count="1344"/>
  </office:meta>
</office:document-meta>
</file>